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ula1" style:family="table">
      <style:table-properties style:width="1.192cm" fo:margin-left="0.118cm" fo:margin-right="15.688cm" table:align="margins"/>
    </style:style>
    <style:style style:name="Taula1.A" style:family="table-column">
      <style:table-column-properties style:column-width="0.67cm" style:rel-column-width="380*"/>
    </style:style>
    <style:style style:name="Taula1.B" style:family="table-column">
      <style:table-column-properties style:column-width="0.522cm" style:rel-column-width="296*"/>
    </style:style>
    <style:style style:name="Tau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ula1.B1" style:family="table-cell">
      <style:table-cell-properties fo:padding="0.097cm" fo:border="0.002cm solid #000000"/>
    </style:style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padding="0.074cm" fo:border-left="none" fo:border-right="none" fo:border-top="none" fo:border-bottom="0.002cm solid #000000" style:join-border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Tipus de conflictes</text:h>
      <text:list xml:id="list29144175" text:style-name="L1">
        <text:list-item>
          <text:p text:style-name="P1">Conflictes d'objectius o interessos</text:p>
        </text:list-item>
        <text:list-item>
          <text:p text:style-name="P1">Conflictes de judicis, opinions o interpretacions</text:p>
        </text:list-item>
        <text:list-item>
          <text:p text:style-name="P1">Conflictes de valors o normes</text:p>
        </text:list-item>
        <text:list-item>
          <text:p text:style-name="P2">Conflictes d'aspectes identitaris</text:p>
        </text:list-item>
      </text:list>
      <text:p text:style-name="Text_20_body"/>
      <table:table table:name="Taula1" table:style-name="Taula1">
        <table:table-column table:style-name="Taula1.A"/>
        <table:table-column table:style-name="Taula1.B"/>
        <table:table-header-rows>
          <table:table-row>
            <table:table-cell table:style-name="Taula1.A1" office:value-type="string">
              <text:p text:style-name="Table_20_Contents"/>
            </table:table-cell>
            <table:table-cell table:style-name="Taula1.B1" office:value-type="string">
              <text:p text:style-name="Table_20_Contents"/>
            </table:table-cell>
          </table:table-row>
        </table:table-header-rows>
      </table:table>
      <text:p text:style-name="Text_20_body"/>
      <text:p text:style-name="Text_20_body"><text:span text:style-name="T1">text en negreta</text:span></text:p>
      <text:p text:style-name="Text_20_body"><text:span text:style-name="T2">text subratllat</text:span></text:p>
      <text:p text:style-name="Text_20_body">½, ¼, ¾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a" fo:country="E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a" fo:country="E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7-15T08:53:03.98</meta:creation-date>
    <meta:generator>OpenOffice.org/3.0$Win32 OpenOffice.org_project/300m9$Build-9358</meta:generator>
    <meta:document-statistic meta:table-count="1" meta:image-count="0" meta:object-count="0" meta:page-count="1" meta:paragraph-count="8" meta:word-count="35" meta:character-count="210"/>
    <dc:date>2009-07-15T09:08:58.73</dc:date>
    <meta:editing-duration>PT00H15M54S</meta:editing-duration>
    <meta:editing-cycles>1</meta:editing-cycles>
  </office:meta>
</office:document-meta>
</file>